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5.344cm"/>
    </style:style>
    <style:style style:name="co14" style:family="table-column">
      <style:table-column-properties fo:break-before="auto" style:column-width="3.08cm"/>
    </style:style>
    <style:style style:name="co15" style:family="table-column">
      <style:table-column-properties fo:break-before="auto" style:column-width="2.60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894cm" fo:break-before="auto" style:use-optimal-row-height="true"/>
    </style:style>
    <style:style style:name="ro3" style:family="table-row">
      <style:table-row-properties style:row-height="3.129cm" fo:break-before="auto" style:use-optimal-row-height="true"/>
    </style:style>
    <style:style style:name="ro4" style:family="table-row">
      <style:table-row-properties style:row-height="1.893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2.808cm" fo:break-before="auto" style:use-optimal-row-height="true"/>
    </style:style>
    <style:style style:name="ro9" style:family="table-row">
      <style:table-row-properties style:row-height="1.921cm" fo:break-before="auto" style:use-optimal-row-height="true"/>
    </style:style>
    <style:style style:name="ro10" style:family="table-row">
      <style:table-row-properties style:row-height="3.685cm" fo:break-before="auto" style:use-optimal-row-height="true"/>
    </style:style>
    <style:style style:name="ro11" style:family="table-row">
      <style:table-row-properties style:row-height="3.106cm" fo:break-before="auto" style:use-optimal-row-height="true"/>
    </style:style>
    <style:style style:name="ro12" style:family="table-row">
      <style:table-row-properties style:row-height="1.579cm" fo:break-before="auto" style:use-optimal-row-height="true"/>
    </style:style>
    <style:style style:name="ro13" style:family="table-row">
      <style:table-row-properties style:row-height="2.342cm" fo:break-before="auto" style:use-optimal-row-height="true"/>
    </style:style>
    <style:style style:name="ro14" style:family="table-row">
      <style:table-row-properties style:row-height="1.637cm" fo:break-before="auto" style:use-optimal-row-height="true"/>
    </style:style>
    <style:style style:name="ro15" style:family="table-row">
      <style:table-row-properties style:row-height="0.658cm" fo:break-before="auto" style:use-optimal-row-height="true"/>
    </style:style>
    <style:style style:name="ro16" style:family="table-row">
      <style:table-row-properties style:row-height="1.685cm" fo:break-before="auto" style:use-optimal-row-height="true"/>
    </style:style>
    <style:style style:name="ro17" style:family="table-row">
      <style:table-row-properties style:row-height="2.499cm" fo:break-before="auto" style:use-optimal-row-height="true"/>
    </style:style>
    <style:style style:name="ro18" style:family="table-row">
      <style:table-row-properties style:row-height="0.868cm" fo:break-before="auto" style:use-optimal-row-height="true"/>
    </style:style>
    <style:style style:name="ro19" style:family="table-row">
      <style:table-row-properties style:row-height="0.707cm" fo:break-before="auto" style:use-optimal-row-height="true"/>
    </style:style>
    <style:style style:name="ro20" style:family="table-row">
      <style:table-row-properties style:row-height="1.263cm" fo:break-before="auto" style:use-optimal-row-height="true"/>
    </style:style>
    <style:style style:name="ro21" style:family="table-row">
      <style:table-row-properties style:row-height="1.473cm" fo:break-before="auto" style:use-optimal-row-height="true"/>
    </style:style>
    <style:style style:name="ro22" style:family="table-row">
      <style:table-row-properties style:row-height="2.08cm" fo:break-before="auto" style:use-optimal-row-height="true"/>
    </style:style>
    <style:style style:name="ro23" style:family="table-row">
      <style:table-row-properties style:row-height="1.868cm" fo:break-before="auto" style:use-optimal-row-height="true"/>
    </style:style>
    <style:style style:name="ro24" style:family="table-row">
      <style:table-row-properties style:row-height="2.29cm" fo:break-before="auto" style:use-optimal-row-height="true"/>
    </style:style>
    <style:style style:name="ro25" style:family="table-row">
      <style:table-row-properties style:row-height="3.316cm" fo:break-before="auto" style:use-optimal-row-height="true"/>
    </style:style>
    <style:style style:name="ro26" style:family="table-row">
      <style:table-row-properties style:row-height="4.29cm" fo:break-before="auto" style:use-optimal-row-height="true"/>
    </style:style>
    <style:style style:name="ro27" style:family="table-row">
      <style:table-row-properties style:row-height="2.473cm" fo:break-before="auto" style:use-optimal-row-height="true"/>
    </style:style>
    <style:style style:name="ro28" style:family="table-row">
      <style:table-row-properties style:row-height="4.001cm" fo:break-before="auto" style:use-optimal-row-height="true"/>
    </style:style>
    <style:style style:name="ro29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3.133cm" fo:break-before="auto" style:use-optimal-row-height="true"/>
    </style:style>
    <style:style style:name="ro31" style:family="table-row">
      <style:table-row-properties style:row-height="5.396cm" fo:break-before="auto" style:use-optimal-row-height="true"/>
    </style:style>
    <style:style style:name="ro32" style:family="table-row">
      <style:table-row-properties style:row-height="1.632cm" fo:break-before="auto" style:use-optimal-row-height="true"/>
    </style:style>
    <style:style style:name="ro33" style:family="table-row">
      <style:table-row-properties style:row-height="3.08cm" fo:break-before="auto" style:use-optimal-row-height="true"/>
    </style:style>
    <style:style style:name="ro34" style:family="table-row">
      <style:table-row-properties style:row-height="2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22pt" fo:language="en" fo:country="US" style:font-name-asian="Tahoma" style:font-size-asian="22pt" style:language-asian="en" style:country-asian="US" style:font-name-complex="Tahoma" style:font-size-complex="22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Tahoma" style:font-size-asian="44pt" style:language-asian="en" style:country-asian="US" style:font-name-complex="Tahoma" style:font-size-complex="44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22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3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24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6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Tahoma" style:font-size-asian="14pt" style:language-asian="ja" style:country-asian="JP" style:font-name-complex="Tahoma" style:font-size-complex="14pt" style:language-complex="hi" style:country-complex="IN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ahoma" fo:font-size="14pt" style:font-name-asian="Tahoma" style:font-size-asian="14pt" style:language-asian="ja" style:country-asian="JP" style:font-name-complex="Tahoma" style:font-size-complex="14pt" style:language-complex="hi" style:country-complex="IN"/>
    </style:style>
  </office:automatic-styles>
  <office:body>
    <office:spreadsheet>
      <table:table table:name="farsi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C:\WORKS_2\shortcuts_docs\log-session_JVE_41_economics_12_watching.log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0" office:value-type="string">
            <text:p>در ماه سپتامبر، در کاوازاکی، جمعيت حدود ۵۰۰ نفر کاهش يافت.</text:p>
          </table:table-cell>
          <table:table-cell table:style-name="ce13" office:value-type="string" table:number-columns-spanned="2" table:number-rows-spanned="1">
            <text:p>jamIyaats[population / xoduwd[about / nafaar[people / kooheeshi[decread / yaaft[found</text:p>
          </table:table-cell>
          <table:covered-table-cell table:style-name="ce13"/>
          <table:table-cell table:style-name="ce14" office:value-type="string">
            <text:p>https://www.city.kawasaki.jp/170/page/0000133443.html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4T14:11:06.84">
            <text:p>1024</text:p>
          </table:table-cell>
          <table:table-cell table:style-name="ce9"/>
          <table:table-cell table:style-name="ce10" office:value-type="string">
            <text:p>افزايش/ کاهش اجتماعی در بخش تاکاتسو. </text:p>
            <text:p>(۲) اين کاهش در ماه اوت بود.</text:p>
          </table:table-cell>
          <table:table-cell table:style-name="ce13" office:value-type="string" table:number-columns-spanned="2" table:number-rows-spanned="1">
            <text:p>akzoojesh[increase / kooheeshi[decrease / ichtemaayii[social / baaxsh[sector / uwn[this / uwt[august</text:p>
          </table:table-cell>
          <table:covered-table-cell table:style-name="ce13"/>
          <table:table-cell table:style-name="ce14" office:value-type="string" table:number-columns-spanned="2" table:number-rows-spanned="1">
            <text:p>C:\WORKS_2\WS\WS_Others.JVEMV6\JVEMV6\41_economics\12_economy-watching\data\data_20211023_131735.[shizenzougen_r3_8].ods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4T14:22:18.77">
            <text:p>1024 <text:s/>1422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4T14:22:18.77">
            <text:p>1024 <text:s/>1422</text:p>
          </table:table-cell>
          <table:table-cell table:style-name="ce7" table:formula="of:=NOW()" office:value-type="date" office:date-value="2021-10-24T14:22:18.77">
            <text:p>1024 <text:s/>1422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4T14:22:18.77">
            <text:p>1024 <text:s/>1422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abic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0" office:value-type="string">
            <text:p>من كسر قرار الاحتلال بتحديد عدد المصلين في المسجد الابراهيمي بمدينة الخليل.</text:p>
          </table:table-cell>
          <table:table-cell table:style-name="ce13" office:value-type="string" table:number-columns-spanned="3" table:number-rows-spanned="1">
            <text:p>min[whoever / kasara[broke qaraar[resolution / bi-taxadiydi[determin / AAdad[number / mus^aliyna[worshippers / fi'l'masdhidi[in-mosque / * / bi-madiyna[city</text:p>
          </table:table-cell>
          <table:covered-table-cell table:style-name="ce13"/>
          <table:covered-table-cell table:style-name="ce14"/>
          <table:table-cell table:style-name="Default" office:value-type="string">
            <text:p>https://felesteen.ps/post/72549/%D8%A5%D8%B5%D8%A7%D8%A8%D8%A9-%D8%AC%D9%86%D8%AF%D9%8A-%D8%A8%D8%A7%D9%84%D8%B1%D8%A3%D8%B3-%D8%B7%D9%81%D9%84-%D9%8A%D8%AF%D9%88%D8%AE-%D8%AC%D9%86%D9%88%D8%AF-%D8%A7%D9%84%D8%A7%D8%AD%D8%AA%D9%84%D8%A7%D9%84-%D9%81%D9%8A-%D8%A7%D9%84%D8%AE%D9%84%D9%8A%D9%84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4T14:03:37.41">
            <text:p>1024</text:p>
          </table:table-cell>
          <table:table-cell table:style-name="ce9"/>
          <table:table-cell table:style-name="ce10" office:value-type="string">
            <text:p>وأطلق جنود الاحتلال خلال المواجهات الرصاص الحي والمطاطي وقنابل الغاز المسيل للدموع تجاه المواطنين.</text:p>
          </table:table-cell>
          <table:table-cell table:style-name="ce13" office:value-type="string" table:number-columns-spanned="3" table:number-rows-spanned="1">
            <text:p>wa-at^laqa[and-fired / dhunuudun[soldier / muwadhahaat[confrontation / al-ras^aas^a[bullet / al-h^aiyu[live / wa-al-mat^aat^iy[rubber</text:p>
          </table:table-cell>
          <table:covered-table-cell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4T14:22:18.85">
            <text:p>1024 <text:s/>1422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4T14:22:18.85">
            <text:p>1024 <text:s/>1422</text:p>
          </table:table-cell>
          <table:table-cell table:style-name="ce7" table:formula="of:=NOW()" office:value-type="date" office:date-value="2021-10-24T14:22:18.85">
            <text:p>1024 <text:s/>1422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4T14:22:18.85">
            <text:p>1024 <text:s/>1422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mer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1" office:value-type="string">
            <text:p>ខ្មែរ (ជនជាតិ)</text:p>
          </table:table-cell>
          <table:table-cell table:style-name="ce13" office:value-type="string">
            <office:annotation office:display="true" draw:style-name="gr1" draw:text-style-name="P2" svg:width="2.899cm" svg:height="2.966cm" svg:x="28.625cm" svg:y="1.795cm" draw:caption-point-x="-3.97cm" draw:caption-point-y="-1.123cm">
              <dc:creator>ik</dc:creator>
              <dc:date>2021-10-21T00:00:00</dc:date>
              <text:p text:style-name="P1"><text:span text:style-name="T1">1 : high</text:span></text:p>
              <text:p text:style-name="P1"><text:span text:style-name="T1">2 : m - h</text:span></text:p>
              <text:p text:style-name="P1"><text:span text:style-name="T1">3 : middle</text:span></text:p>
              <text:p text:style-name="P1"><text:span text:style-name="T1">4 : l – m</text:span></text:p>
              <text:p text:style-name="P1"><text:span text:style-name="T1">5 : m - l</text:span></text:p>
              <text:p text:style-name="P1"><text:span text:style-name="T1">6 : low</text:span></text:p>
              <text:p text:style-name="P1"><text:span text:style-name="T1"/></text:p>
            </office:annotation>
            <text:p>k6-ma4 / chong3-chii5</text:p>
          </table:table-cell>
          <table:table-cell table:style-name="ce13" office:value-type="string">
            <text:p>Khmer (Ethnicity)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/>
          <table:table-cell table:style-name="ce11" office:value-type="string">
            <text:p>គឺ​ជា​ ក្រុម​ ជន​ជាតិ​ ដ៏​ច្រើន​</text:p>
          </table:table-cell>
          <table:table-cell table:style-name="ce13" office:value-type="string">
            <text:p>ku3-chi3[is / krom5[group / chong3-chii5[ethnicity / doo3-chi6-raan5[lots</text:p>
          </table:table-cell>
          <table: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4T14:22:18.93">
            <text:p>1024 <text:s/>1422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4T14:22:18.93">
            <text:p>1024 <text:s/>1422</text:p>
          </table:table-cell>
          <table:table-cell table:style-name="ce7" table:formula="of:=NOW()" office:value-type="date" office:date-value="2021-10-24T14:22:18.93">
            <text:p>1024 <text:s/>1422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4T14:22:18.93">
            <text:p>1024 <text:s/>1422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et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https://vi.wikipedia.org/wiki/H%E1%BB%93_Ch%C3%AD_Minh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/>
          <table:table-cell table:style-name="ce19" office:value-type="string" table:number-columns-spanned="3" table:number-rows-spanned="1">
            <text:p>Hồ Chí Minh (chữ Nho: 胡志明; 19 tháng 5 năm 1890 – 2 tháng 9 năm 1969), tên[name khai[birth~1 sinh là Nguyễn Sinh Cung (chữ Nho: 阮生恭), là một nhà[revolutionary~2 cách mạng và chính[just:statesman~2 khách[guest người[person Việt Nam. 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/>
          <table:table-cell table:style-name="ce12" office:value-type="string" table:number-columns-spanned="3" table:number-rows-spanned="1">
            <text:p>Ông[he là người sáng[shining:foundation~1 lập ra Đảng Cộng sản Việt Nam,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12" office:value-type="string" table:number-columns-spanned="3" table:number-rows-spanned="1">
            <text:p>, từng[ever là Chủ[master tịch[national~1 nước Việt Nam Dân chủ Cộng hoà từ[from 1945 -1969,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 office:value-type="date" office:date-value="2021-10-20T11:46:51.17">
            <text:p>1020</text:p>
          </table:table-cell>
          <table:table-cell table:style-name="ce9"/>
          <table:table-cell table:style-name="ce12" office:value-type="string" table:number-columns-spanned="3" table:number-rows-spanned="1">
            <text:p><text:s/>Thủ[PM~1 tướng Việt Nam Dân chủ Cộng hòa trong[in những[years~1 năm 1945–1955,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2" office:value-type="string" table:number-columns-spanned="3" table:number-rows-spanned="1">
            <text:p>Tổng[general-secret~1 Bí thư Ban Chấp hành Trung ương Đảng[worker's-party~1 Lao động Việt Nam từ 1956 - 1960,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2" office:value-type="string" table:number-columns-spanned="3" table:number-rows-spanned="1">
            <text:p>Chủ[chair-person~1 tịch Ban[executive-committee~2 Chấp hành Trung ương Đảng Lao động Việt Nam từ năm 1951 đến khi[at qua[pass.v đời[life. 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 office:value-type="string" table:number-columns-spanned="3" table:number-rows-spanned="1">
            <text:p>Ở Việt Nam, ông thường[often được[get gọi[call:goi là Bác Hồ. 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number-columns-repeated="2"/>
          <table:table-cell table:style-name="ce6" office:value-type="date" office:date-value="2021-10-21T09:15:29.28">
            <text:p>1021</text:p>
          </table:table-cell>
          <table:table-cell table:style-name="ce9"/>
          <table:table-cell table:style-name="ce12" office:value-type="string" table:number-columns-spanned="3" table:number-rows-spanned="1">
            <text:p>Trong[in quãng[interval thời[time~1 gian sinh[live~1 sống và hoạt[work~1 động trước[before khi[at lên[climb nắm[take quyền[authorities, 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number-columns-repeated="2"/>
          <table:table-cell table:style-name="ce6"/>
          <table:table-cell table:style-name="ce9"/>
          <table:table-cell table:style-name="ce12" office:value-type="string" table:number-columns-spanned="3" table:number-rows-spanned="1">
            <text:p>Hồ Chí Minh đã[went~1 đi qua[by nhiều quốc[country~1 gia và châu[continents~1 lục,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number-columns-repeated="2"/>
          <table:table-cell table:style-name="ce6" office:value-type="date" office:date-value="2021-10-23T12:38:49.12">
            <text:p>1023</text:p>
          </table:table-cell>
          <table:table-cell table:style-name="ce9"/>
          <table:table-cell table:style-name="ce12" office:value-type="string" table:number-columns-spanned="3" table:number-rows-spanned="1">
            <text:p><text:s/>ông được[said-to-have-done~3 cho là đã sử[use~1 dụng 50[2] đến 200 bí[aliases~1 danh khác[different~1 nhau.[3] 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number-columns-repeated="2"/>
          <table:table-cell table:style-name="ce6"/>
          <table:table-cell table:style-name="ce9"/>
          <table:table-cell table:style-name="ce12" office:value-type="string" table:number-columns-spanned="3" table:number-rows-spanned="1">
            <text:p>Về mặt tư tưởng[believe chính[politics~1 trị, Hồ Chí Minh là một người[person theo[follow chủ[tenet nghĩa Marx – Lenin. 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number-columns-repeated="2"/>
          <table:table-cell table:style-name="ce6" office:value-type="date" office:date-value="2021-10-24T13:31:15.69">
            <text:p>1024</text:p>
          </table:table-cell>
          <table:table-cell table:style-name="ce9"/>
          <table:table-cell table:style-name="ce12" office:value-type="string" table:number-columns-spanned="3" table:number-rows-spanned="1">
            <text:p>Ông là lãnh[leader đạo phong[movement~1 trào độc[niepodleglosc~1 lập Việt Minh,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number-columns-repeated="2"/>
          <table:table-cell table:style-name="ce6"/>
          <table:table-cell table:style-name="ce9"/>
          <table:table-cell table:style-name="ce12" office:value-type="string" table:number-columns-spanned="3" table:number-rows-spanned="1">
            <text:p>tiến[conduct~1 hành Cách[revolution~1 mạng Tháng[month Tám[eight năm[year 1945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4T14:22:19.01">
            <text:p>1024 <text:s/>1422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4T14:22:19.01">
            <text:p>1024 <text:s/>1422</text:p>
          </table:table-cell>
          <table:table-cell table:style-name="ce7" table:formula="of:=NOW()" office:value-type="date" office:date-value="2021-10-24T14:22:19.01">
            <text:p>1024 <text:s/>1422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4T14:22:19.01">
            <text:p>1024 <text:s/>1422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6" table:default-cell-style-name="ce3"/>
        <table:table-column table:style-name="co15" table:default-cell-style-name="ce3"/>
        <table:table-column table:style-name="co2" table:default-cell-style-name="ce3"/>
        <table:table-column table:style-name="co11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1" table:default-cell-style-name="ce3"/>
        <table:table-row table:style-name="ro15">
          <table:table-cell table:style-name="ce20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4" table:formula="of:=CONCATENATE(&quot;(&quot;;MAX([.A3:.A7]);&quot;)&quot;)" office:value-type="string" office:string-value="(7)">
            <text:p>(7)</text:p>
          </table:table-cell>
          <table:table-cell table:style-name="ce4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3">
            <text:p>3</text:p>
          </table:table-cell>
          <table:table-cell table:style-name="ce2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buy. to buy. necessary. / I buy. she buys. we buy. / I want to buy. I need to buy.</text:p>
          </table:table-cell>
          <table:table-cell table:style-name="ce22"/>
          <table:table-cell table:style-name="ce23" office:value-type="string">
            <text:p>buy</text:p>
          </table:table-cell>
          <table:table-cell table:style-name="ce23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08">
            <text:p>1024 <text:s/>1422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4">
            <text:p>4</text:p>
          </table:table-cell>
          <table:table-cell table:style-name="ce2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what? / what do I buy? / what did I buy? / what do I need to buy? / what do I want to buy? / </text:p>
          </table:table-cell>
          <table:table-cell table:style-name="ce22"/>
          <table:table-cell table:style-name="ce23" office:value-type="string">
            <text:p>buy</text:p>
          </table:table-cell>
          <table:table-cell table:style-name="ce23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08">
            <text:p>1024 <text:s/>1422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5">
            <text:p>5</text:p>
          </table:table-cell>
          <table:table-cell table:style-name="ce2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shop. store. supermarket. / I go to the store. / name. the name of the store. / how often. often. how often do you go?</text:p>
          </table:table-cell>
          <table:table-cell table:style-name="ce22"/>
          <table:table-cell table:style-name="ce23" office:value-type="string">
            <text:p>store</text:p>
          </table:table-cell>
          <table:table-cell table:style-name="ce23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08">
            <text:p>1024 <text:s/>1422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6">
            <text:p>6</text:p>
          </table:table-cell>
          <table:table-cell table:style-name="ce2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often. how often? / go. do you go? you. / I go. I go to the shop. I go to the shop often.</text:p>
          </table:table-cell>
          <table:table-cell table:style-name="ce22"/>
          <table:table-cell table:style-name="ce23" office:value-type="string">
            <text:p>go out</text:p>
          </table:table-cell>
          <table:table-cell table:style-name="ce23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08">
            <text:p>1024 <text:s/>1422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7">
            <text:p>7</text:p>
          </table:table-cell>
          <table:table-cell table:style-name="ce2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you. you go / I go / they go / he goes</text:p>
          </table:table-cell>
          <table:table-cell table:style-name="ce22"/>
          <table:table-cell table:style-name="ce23" office:value-type="string">
            <text:p>go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08">
            <text:p>1024 <text:s/>1422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8">
            <text:p>8</text:p>
          </table:table-cell>
          <table:table-cell table:style-name="ce2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I drink / water / I drink water / you drink water / they drink water / he drinks water</text:p>
          </table:table-cell>
          <table:table-cell table:style-name="ce22"/>
          <table:table-cell table:style-name="ce23" office:value-type="string">
            <text:p>drink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09">
            <text:p>1024 <text:s/>1422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9">
            <text:p>9</text:p>
          </table:table-cell>
          <table:table-cell table:style-name="ce2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this / that / what? / who? / what is this? / what is that?</text:p>
          </table:table-cell>
          <table:table-cell table:style-name="ce22"/>
          <table:table-cell table:style-name="ce23" office:value-type="string">
            <text:p>ask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09">
            <text:p>1024 <text:s/>1422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10">
            <text:p>10</text:p>
          </table:table-cell>
          <table:table-cell table:style-name="ce2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21" office:value-type="string">
            <text:p>here / there / I go / I go there / you go / you go there</text:p>
          </table:table-cell>
          <table:table-cell table:style-name="ce22"/>
          <table:table-cell table:style-name="ce23" office:value-type="string">
            <text:p>locations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09">
            <text:p>1024 <text:s/>1422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11">
            <text:p>11</text:p>
          </table:table-cell>
          <table:table-cell table:style-name="ce2" office:value-type="float" office:value="110">
            <text:p>110</text:p>
          </table:table-cell>
          <table:table-cell table:style-name="ce6"/>
          <table:table-cell table:style-name="ce9"/>
          <table:table-cell table:style-name="ce21" office:value-type="string">
            <text:p>help / I need / your help / I need your help</text:p>
          </table:table-cell>
          <table:table-cell table:style-name="ce22"/>
          <table:table-cell table:style-name="ce23" office:value-type="string">
            <text:p>help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09">
            <text:p>1024 <text:s/>1422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12">
            <text:p>12</text:p>
          </table:table-cell>
          <table:table-cell table:style-name="ce2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21" office:value-type="string">
            <text:p>injury / pain / you have pain / you got injured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09">
            <text:p>1024 <text:s/>1422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13">
            <text:p>13</text:p>
          </table:table-cell>
          <table:table-cell table:style-name="ce2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21" office:value-type="string">
            <text:p>food / I eat / he eats / I eat food / you eat food / you ate <text:s/>food / already / not yet</text:p>
          </table:table-cell>
          <table:table-cell table:style-name="ce22"/>
          <table:table-cell table:style-name="ce23" office:value-type="string">
            <text:p>eat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09">
            <text:p>1024 <text:s/>1422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14">
            <text:p>14</text:p>
          </table:table-cell>
          <table:table-cell table:style-name="ce2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22"/>
          <table:table-cell table:style-name="ce23" office:value-type="string">
            <text:p>walk,run / mode</text:p>
          </table:table-cell>
          <table:table-cell table:style-name="ce23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09">
            <text:p>1024 <text:s/>1422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15">
            <text:p>15</text:p>
          </table:table-cell>
          <table:table-cell table:style-name="ce2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1" office:value-type="string">
            <text:p>聞く。書く。見る。知る。分かる。　=&gt;　を使った、文</text:p>
          </table:table-cell>
          <table:table-cell table:style-name="ce22"/>
          <table:table-cell table:style-name="ce23"/>
          <table:table-cell table:style-name="ce23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">
            <text:p>1024 <text:s/>1422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16">
            <text:p>16</text:p>
          </table:table-cell>
          <table:table-cell table:style-name="ce2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笛。竹。造る。竹で造る。竹で作った笛。</text:p>
          </table:table-cell>
          <table:table-cell table:style-name="ce22"/>
          <table:table-cell table:style-name="ce23"/>
          <table:table-cell table:style-name="ce23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">
            <text:p>1024 <text:s/>1422</text:p>
          </table:table-cell>
          <table:table-cell table:number-columns-repeated="1011"/>
        </table:table-row>
        <table:table-row table:style-name="ro19">
          <table:table-cell table:number-columns-repeated="2"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21" office:value-type="string">
            <text:p>頭から、血が出ています。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">
            <text:p>1024 <text:s/>1422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18">
            <text:p>18</text:p>
          </table:table-cell>
          <table:table-cell table:style-name="ce2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21" office:value-type="string">
            <text:p>何時から始まるか、知っていますか。</text:p>
          </table:table-cell>
          <table:table-cell table:style-name="ce22"/>
          <table:table-cell table:style-name="ce23" office:value-type="string">
            <text:p>when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">
            <text:p>1024 <text:s/>1422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19">
            <text:p>19</text:p>
          </table:table-cell>
          <table:table-cell table:style-name="ce2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1" office:value-type="string">
            <text:p>眠いですか。疲れていますか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">
            <text:p>1024 <text:s/>1422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1" office:value-type="string">
            <text:p>何時に終わるか、知っていますか。午後４時に、終わりま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">
            <text:p>1024 <text:s/>1422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21">
            <text:p>21</text:p>
          </table:table-cell>
          <table:table-cell table:style-name="ce2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1" office:value-type="string">
            <text:p>今日はとても暑いです。少し休みましょう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">
            <text:p>1024 <text:s/>1422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1" office:value-type="string">
            <text:p>今日はとても暑いです。 / I drink water very much.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1">
            <text:p>1024 <text:s/>1422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1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2">
            <text:p>1024 <text:s/>1422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1" office:value-type="string">
            <text:p>今日は、風が吹いている。とても寒いです。雨が降る。雨が降るかも知れません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2">
            <text:p>1024 <text:s/>1422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1" office:value-type="string">
            <text:p>今日は雲がない。とても暑いです。/ 熱中症。水を飲みま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2">
            <text:p>1024 <text:s/>1422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1" office:value-type="string">
            <text:p>風が吹いている。風が吹いていない。どっちですか？</text:p>
          </table:table-cell>
          <table:table-cell table:style-name="ce22"/>
          <table:table-cell table:style-name="ce23" office:value-type="string">
            <text:p>A or B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2">
            <text:p>1024 <text:s/>1422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27">
            <text:p>27</text:p>
          </table:table-cell>
          <table:table-cell table:style-name="ce2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21" office:value-type="string">
            <text:p>he got injured. / he needs help.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2">
            <text:p>1024 <text:s/>1422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28">
            <text:p>28</text:p>
          </table:table-cell>
          <table:table-cell table:style-name="ce2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21" office:value-type="string">
            <text:p>指を怪我しました。肩を壁にぶつけました。足を角材にぶつけました。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2">
            <text:p>1024 <text:s/>1422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29">
            <text:p>29</text:p>
          </table:table-cell>
          <table:table-cell table:style-name="ce2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21" office:value-type="string">
            <text:p>can you hold his arm? / please hold his body. / can you move these wood boards away for me? I want to make <text:s/>a space for him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2">
            <text:p>1024 <text:s/>1422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30">
            <text:p>30</text:p>
          </table:table-cell>
          <table:table-cell table:style-name="ce2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1" office:value-type="string">
            <text:p>喉が渇きました。水は、どこで飲めますか？水を飲む場所はありますか？水道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3">
            <text:p>1024 <text:s/>1422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31">
            <text:p>31</text:p>
          </table:table-cell>
          <table:table-cell table:style-name="ce2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1" office:value-type="string">
            <text:p>you go forward. / you turn to the left. / and, you turn to the right / there is a toilet. / someone is using it now.</text:p>
          </table:table-cell>
          <table:table-cell table:style-name="ce22"/>
          <table:table-cell table:style-name="ce23" office:value-type="string">
            <text:p>direction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3">
            <text:p>1024 <text:s/>1422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32">
            <text:p>32</text:p>
          </table:table-cell>
          <table:table-cell table:style-name="ce2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21" office:value-type="string">
            <text:p>ここに穴があります。危ないです。板を置きます。</text:p>
          </table:table-cell>
          <table:table-cell table:style-name="ce22"/>
          <table:table-cell table:style-name="ce23" office:value-type="string">
            <text:p>danger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3">
            <text:p>1024 <text:s/>1422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33">
            <text:p>33</text:p>
          </table:table-cell>
          <table:table-cell table:style-name="ce2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1" office:value-type="string">
            <text:p>why his head is bleeding? where did he hit his head, when? / how did he fall on the floor? / how did you come here. train, car?</text:p>
          </table:table-cell>
          <table:table-cell table:style-name="ce22"/>
          <table:table-cell table:style-name="ce23" office:value-type="string">
            <text:p>reason, method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3">
            <text:p>1024 <text:s/>1422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34">
            <text:p>34</text:p>
          </table:table-cell>
          <table:table-cell table:style-name="ce2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1" office:value-type="string">
            <text:p>why his nose is bleeding? / because an iron rod fell on his nose </text:p>
          </table:table-cell>
          <table:table-cell table:style-name="ce22"/>
          <table:table-cell table:style-name="ce23" office:value-type="string">
            <text:p>reason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3">
            <text:p>1024 <text:s/>1422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1" office:value-type="string">
            <text:p>it really happened? / he fell down on the floor. it is slippery.</text:p>
          </table:table-cell>
          <table:table-cell table:style-name="ce22"/>
          <table:table-cell table:style-name="ce23" office:value-type="string">
            <text:p>“really”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3">
            <text:p>1024 <text:s/>1422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36">
            <text:p>36</text:p>
          </table:table-cell>
          <table:table-cell table:style-name="ce2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1" office:value-type="string">
            <text:p>he says he wants to have a rest. / he says he is not feeling well. / he says he wants to sit down on the floor. / how does he feel?</text:p>
          </table:table-cell>
          <table:table-cell table:style-name="ce22"/>
          <table:table-cell table:style-name="ce23" office:value-type="string">
            <text:p>“say”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3">
            <text:p>1024 <text:s/>1422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37">
            <text:p>37</text:p>
          </table:table-cell>
          <table:table-cell table:style-name="ce2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1" office:value-type="string">
            <text:p>his mouth got swollen. he hit his mouth on the iron bar.</text:p>
          </table:table-cell>
          <table:table-cell table:style-name="ce22"/>
          <table:table-cell table:style-name="ce23" office:value-type="string">
            <text:p>body par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3">
            <text:p>1024 <text:s/>1422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38">
            <text:p>38</text:p>
          </table:table-cell>
          <table:table-cell table:style-name="ce2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1" office:value-type="string">
            <text:p>腕から血が流れている。脚から血が流れている。 / 彼は、下の階へ落ちた。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4">
            <text:p>1024 <text:s/>1422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39">
            <text:p>39</text:p>
          </table:table-cell>
          <table:table-cell table:style-name="ce2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1" office:value-type="string">
            <text:p>ここには、ロープが張られていない。落ちます。危険です。</text:p>
          </table:table-cell>
          <table:table-cell table:style-name="ce22"/>
          <table:table-cell table:style-name="ce23" office:value-type="string">
            <text:p>danger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4">
            <text:p>1024 <text:s/>1422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1" office:value-type="string">
            <text:p>それはとても重いです。動かさなくていいです。後で、皆で動かしましょう。</text:p>
          </table:table-cell>
          <table:table-cell table:style-name="ce22"/>
          <table:table-cell table:style-name="ce23" office:value-type="string">
            <text:p>性質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4">
            <text:p>1024 <text:s/>1422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41">
            <text:p>41</text:p>
          </table:table-cell>
          <table:table-cell table:style-name="ce2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21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22"/>
          <table:table-cell table:style-name="ce23" office:value-type="string">
            <text:p>性質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4">
            <text:p>1024 <text:s/>1422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42">
            <text:p>42</text:p>
          </table:table-cell>
          <table:table-cell table:style-name="ce2" office:value-type="float" office:value="57">
            <text:p>57</text:p>
          </table:table-cell>
          <table:table-cell table:style-name="ce6"/>
          <table:table-cell table:style-name="ce9"/>
          <table:table-cell table:style-name="ce21" office:value-type="string">
            <text:p>２階から、３階へ、上がってもらえますか？そこで、壁を叩いてください。</text:p>
          </table:table-cell>
          <table:table-cell table:style-name="ce22"/>
          <table:table-cell table:style-name="ce23" office:value-type="string">
            <text:p>移動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4">
            <text:p>1024 <text:s/>1422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43">
            <text:p>43</text:p>
          </table:table-cell>
          <table:table-cell table:style-name="ce2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21" office:value-type="string">
            <text:p>it is good. you are doing well. please do it. please continue it. / please do it again.</text:p>
          </table:table-cell>
          <table:table-cell table:style-name="ce22"/>
          <table:table-cell table:style-name="ce23" office:value-type="string">
            <text:p>良い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4">
            <text:p>1024 <text:s/>1422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44">
            <text:p>44</text:p>
          </table:table-cell>
          <table:table-cell table:style-name="ce2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21" office:value-type="string">
            <text:p>can you hold this chord for me for a while? / I want to got to the toilet. / can you have this backet for me? I want to pour water into it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5">
            <text:p>1024 <text:s/>1422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45">
            <text:p>45</text:p>
          </table:table-cell>
          <table:table-cell table:style-name="ce2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21" office:value-type="string">
            <text:p>水を出す筒。水。筒。彼は、水を出します。</text:p>
          </table:table-cell>
          <table:table-cell table:style-name="ce22"/>
          <table:table-cell table:style-name="ce23" office:value-type="string">
            <text:p>tool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5">
            <text:p>1024 <text:s/>1422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46">
            <text:p>46</text:p>
          </table:table-cell>
          <table:table-cell table:style-name="ce2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21" office:value-type="string">
            <text:p>柱と、柱の周りに、水をかけてください。梁に、水をかけてください。</text:p>
          </table:table-cell>
          <table:table-cell table:style-name="ce22"/>
          <table:table-cell table:style-name="ce23" office:value-type="string">
            <text:p>location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5">
            <text:p>1024 <text:s/>1422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47">
            <text:p>47</text:p>
          </table:table-cell>
          <table:table-cell table:style-name="ce2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21" office:value-type="string">
            <text:p>たばこ。タバコを吸いますか？どこでタバコを吸えますか？タバコを吸う場所。喫煙所。</text:p>
          </table:table-cell>
          <table:table-cell table:style-name="ce22"/>
          <table:table-cell table:style-name="ce23" office:value-type="string">
            <text:p>things:tobacco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5">
            <text:p>1024 <text:s/>1422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48">
            <text:p>48</text:p>
          </table:table-cell>
          <table:table-cell table:style-name="ce2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21" office:value-type="string">
            <text:p>休憩。時間。時刻。休憩の時間。あるいは、タバコを吸いますか？そして、水を飲みますか？</text:p>
          </table:table-cell>
          <table:table-cell table:style-name="ce22"/>
          <table:table-cell table:style-name="ce23" office:value-type="string">
            <text:p>syntax : and, or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5">
            <text:p>1024 <text:s/>1422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49">
            <text:p>49</text:p>
          </table:table-cell>
          <table:table-cell table:style-name="ce2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21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22"/>
          <table:table-cell table:style-name="ce23" office:value-type="string">
            <text:p>word : もう、すでに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6">
            <text:p>1024 <text:s/>1422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50">
            <text:p>50</text:p>
          </table:table-cell>
          <table:table-cell table:style-name="ce2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1" office:value-type="string">
            <text:p>バケツに水を入れていください。ブラシ。ブラシで、鉄筋を、洗ってください。</text:p>
          </table:table-cell>
          <table:table-cell table:style-name="ce22"/>
          <table:table-cell table:style-name="ce23" office:value-type="string">
            <text:p>作業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6">
            <text:p>1024 <text:s/>1422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51">
            <text:p>51</text:p>
          </table:table-cell>
          <table:table-cell table:style-name="ce2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1" office:value-type="string">
            <text:p>疲れましたか？暑いですか？１０分ぐらい、やすんでください。私が、代わりに、やります。</text:p>
          </table:table-cell>
          <table:table-cell table:style-name="ce22"/>
          <table:table-cell table:style-name="ce23" office:value-type="string">
            <text:p>健康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6">
            <text:p>1024 <text:s/>1422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52">
            <text:p>52</text:p>
          </table:table-cell>
          <table:table-cell table:style-name="ce2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21" office:value-type="string">
            <text:p>do you know where the stairs are? / stairs / the stairs are on the other side / this side</text:p>
          </table:table-cell>
          <table:table-cell table:style-name="ce22"/>
          <table:table-cell table:style-name="ce23" office:value-type="string">
            <text:p>location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6">
            <text:p>1024 <text:s/>1422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53">
            <text:p>53</text:p>
          </table:table-cell>
          <table:table-cell table:style-name="ce2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21" office:value-type="string">
            <text:p>I have a hat. / you have a hat / did you buy that hat in japan?</text:p>
          </table:table-cell>
          <table:table-cell table:style-name="ce22"/>
          <table:table-cell table:style-name="ce23" office:value-type="string">
            <text:p>things : ha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6">
            <text:p>1024 <text:s/>1422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54">
            <text:p>54</text:p>
          </table:table-cell>
          <table:table-cell table:style-name="ce2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21" office:value-type="string">
            <text:p>I am hungry / I didn't eat breakfast. / I want to eat. / I have some food.</text:p>
          </table:table-cell>
          <table:table-cell table:style-name="ce22"/>
          <table:table-cell table:style-name="ce23" office:value-type="string">
            <text:p>action : ea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6">
            <text:p>1024 <text:s/>1422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21" office:value-type="string">
            <text:p>a big hat / a small hat / the sun light / it comes / the sun light comes / the sun light doesn't come</text:p>
          </table:table-cell>
          <table:table-cell table:style-name="ce22"/>
          <table:table-cell table:style-name="ce23" office:value-type="string">
            <text:p>things : ha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6">
            <text:p>1024 <text:s/>1422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21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22"/>
          <table:table-cell table:style-name="ce23" office:value-type="string">
            <text:p>ea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6">
            <text:p>1024 <text:s/>1422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6"/>
          <table:table-cell table:style-name="ce9"/>
          <table:table-cell table:style-name="ce21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22"/>
          <table:table-cell table:style-name="ce23" office:value-type="string">
            <text:p>bucke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8">
            <text:p>1024 <text:s/>1422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58">
            <text:p>58</text:p>
          </table:table-cell>
          <table:table-cell table:style-name="ce2" office:value-type="float" office:value="80">
            <text:p>80</text:p>
          </table:table-cell>
          <table:table-cell table:style-name="ce6"/>
          <table:table-cell table:style-name="ce9"/>
          <table:table-cell table:style-name="ce21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8">
            <text:p>1024 <text:s/>1422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59">
            <text:p>59</text:p>
          </table:table-cell>
          <table:table-cell table:style-name="ce2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21" office:value-type="string">
            <text:p>この板は、とても重いです。手では、運べません。運べないでしょう。 / 一輪車を、探しま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8">
            <text:p>1024 <text:s/>1422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60">
            <text:p>60</text:p>
          </table:table-cell>
          <table:table-cell table:style-name="ce2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9">
            <text:p>1024 <text:s/>1422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61">
            <text:p>61</text:p>
          </table:table-cell>
          <table:table-cell table:style-name="ce2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9">
            <text:p>1024 <text:s/>1422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62">
            <text:p>62</text:p>
          </table:table-cell>
          <table:table-cell table:style-name="ce2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19">
            <text:p>1024 <text:s/>1422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63">
            <text:p>63</text:p>
          </table:table-cell>
          <table:table-cell table:style-name="ce2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">
            <text:p>1024 <text:s/>1422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64">
            <text:p>64</text:p>
          </table:table-cell>
          <table:table-cell table:style-name="ce2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">
            <text:p>1024 <text:s/>1422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65">
            <text:p>65</text:p>
          </table:table-cell>
          <table:table-cell table:style-name="ce2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22"/>
          <table:table-cell table:style-name="ce23" office:value-type="string">
            <text:p>weather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">
            <text:p>1024 <text:s/>1422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66">
            <text:p>66</text:p>
          </table:table-cell>
          <table:table-cell table:style-name="ce2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1">
            <text:p>1024 <text:s/>1422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67">
            <text:p>67</text:p>
          </table:table-cell>
          <table:table-cell table:style-name="ce2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風。吹く。風が吹く。 / もし風が吹いたら。涼しい。涼しくなる。涼しくなるだろう。</text:p>
          </table:table-cell>
          <table:table-cell table:style-name="ce22"/>
          <table:table-cell table:style-name="ce23" office:value-type="string">
            <text:p>condition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1">
            <text:p>1024 <text:s/>1422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68">
            <text:p>68</text:p>
          </table:table-cell>
          <table:table-cell table:style-name="ce2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22"/>
          <table:table-cell table:style-name="ce23" office:value-type="string">
            <text:p>week,month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1">
            <text:p>1024 <text:s/>1422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69">
            <text:p>69</text:p>
          </table:table-cell>
          <table:table-cell table:style-name="ce2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2">
            <text:p>1024 <text:s/>1422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70">
            <text:p>70</text:p>
          </table:table-cell>
          <table:table-cell table:style-name="ce2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22"/>
          <table:table-cell table:style-name="ce23" office:value-type="string">
            <text:p>labor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2">
            <text:p>1024 <text:s/>1422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71">
            <text:p>71</text:p>
          </table:table-cell>
          <table:table-cell table:style-name="ce2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2">
            <text:p>1024 <text:s/>1422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72">
            <text:p>72</text:p>
          </table:table-cell>
          <table:table-cell table:style-name="ce2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呼吸。苦しい。感じる。 / 呼吸が苦しい。 / 胸。痛い。胸が痛い。 / 腹。腹が痛い。</text:p>
          </table:table-cell>
          <table:table-cell table:style-name="ce22"/>
          <table:table-cell table:style-name="ce23" office:value-type="string">
            <text:p>medical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3">
            <text:p>1024 <text:s/>1422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73">
            <text:p>73</text:p>
          </table:table-cell>
          <table:table-cell table:style-name="ce2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22"/>
          <table:table-cell table:style-name="ce23" office:value-type="string">
            <text:p>tool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3">
            <text:p>1024 <text:s/>1422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74">
            <text:p>74</text:p>
          </table:table-cell>
          <table:table-cell table:style-name="ce2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22"/>
          <table:table-cell table:style-name="ce23" office:value-type="string">
            <text:p>シャベル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3">
            <text:p>1024 <text:s/>1422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75">
            <text:p>75</text:p>
          </table:table-cell>
          <table:table-cell table:style-name="ce2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21" office:value-type="string">
            <text:p>氷。冷やす。冷たい。水で冷やす。 / 置く。首。首に置く。首に氷を置く。</text:p>
          </table:table-cell>
          <table:table-cell table:style-name="ce22"/>
          <table:table-cell table:style-name="ce23" office:value-type="string">
            <text:p>冷やす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4">
            <text:p>1024 <text:s/>1422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76">
            <text:p>76</text:p>
          </table:table-cell>
          <table:table-cell table:style-name="ce2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21" office:value-type="string">
            <text:p>気温。高い。今日は、気温が高いです。/ 飲む。飲み物。食べる。食べ物。</text:p>
          </table:table-cell>
          <table:table-cell table:style-name="ce22"/>
          <table:table-cell table:style-name="ce23" office:value-type="string">
            <text:p>気温；飲む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4">
            <text:p>1024 <text:s/>1422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77">
            <text:p>77</text:p>
          </table:table-cell>
          <table:table-cell table:style-name="ce2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21" office:value-type="string">
            <text:p>hot / temperature / high, low / temperature is high / I want / I need / temperature is low / I want the temperature to be low.</text:p>
          </table:table-cell>
          <table:table-cell table:style-name="ce22"/>
          <table:table-cell table:style-name="ce23" office:value-type="string">
            <text:p>気温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4">
            <text:p>1024 <text:s/>1422</text:p>
          </table:table-cell>
          <table:table-cell table:number-columns-repeated="1011"/>
        </table:table-row>
        <table:table-row table:style-name="ro19">
          <table:table-cell table:number-columns-repeated="2" table:style-name="ce2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21" office:value-type="string">
            <text:p>消しゴム以外に、何を売っていますか？</text:p>
          </table:table-cell>
          <table:table-cell table:style-name="ce22" office:value-type="date" office:date-value="2021-04-29T16:41:16.94">
            <text:p>0429</text:p>
          </table:table-cell>
          <table:table-cell table:style-name="ce23" table:number-columns-repeated="2"/>
          <table:table-cell table:style-name="ce6" office:value-type="date" office:date-value="2021-03-25T13:08:31.82">
            <text:p>0325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4">
            <text:p>1024 <text:s/>1422</text:p>
          </table:table-cell>
          <table:table-cell table:number-columns-repeated="1011"/>
        </table:table-row>
        <table:table-row table:style-name="ro20">
          <table:table-cell table:number-columns-repeated="2" table:style-name="ce2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21" office:value-type="string">
            <text:p>昨日は、ぐっすりと眠りました。それなのに、今朝は眠いのです。</text:p>
          </table:table-cell>
          <table:table-cell table:style-name="ce22" office:value-type="date" office:date-value="2021-05-01T10:24:21.49">
            <text:p>0501</text:p>
          </table:table-cell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4">
            <text:p>1024 <text:s/>1422</text:p>
          </table:table-cell>
          <table:table-cell table:number-columns-repeated="1011"/>
        </table:table-row>
        <table:table-row table:style-name="ro19">
          <table:table-cell table:number-columns-repeated="2" table:style-name="ce2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1" office:value-type="string">
            <text:p>部屋の中は暑くて、とても寝ていられません。</text:p>
          </table:table-cell>
          <table:table-cell table:style-name="ce22" office:value-type="date" office:date-value="2021-05-01T10:43:01.47">
            <text:p>0501</text:p>
          </table:table-cell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4">
            <text:p>1024 <text:s/>1422</text:p>
          </table:table-cell>
          <table:table-cell table:number-columns-repeated="1011"/>
        </table:table-row>
        <table:table-row table:style-name="ro20">
          <table:table-cell table:number-columns-repeated="2" table:style-name="ce2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1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4">
            <text:p>1024 <text:s/>1422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82">
            <text:p>82</text:p>
          </table:table-cell>
          <table:table-cell table:style-name="ce2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21" office:value-type="string">
            <text:p>私は公園へ行く時、自転車を使います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4">
            <text:p>1024 <text:s/>1422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83">
            <text:p>83</text:p>
          </table:table-cell>
          <table:table-cell table:style-name="ce2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21" office:value-type="string">
            <text:p>落花生が好きです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5">
            <text:p>1024 <text:s/>1422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84">
            <text:p>84</text:p>
          </table:table-cell>
          <table:table-cell table:style-name="ce2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21" office:value-type="string">
            <text:p>傷の手当ての、新しい方法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5">
            <text:p>1024 <text:s/>1422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1" office:value-type="string">
            <text:p>水を飲みたいですか。何か食べたいですか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5">
            <text:p>1024 <text:s/>1422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86">
            <text:p>86</text:p>
          </table:table-cell>
          <table:table-cell table:style-name="ce2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1" office:value-type="string">
            <text:p>お腹が空いていますか。食事は、何時に食べましたか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5">
            <text:p>1024 <text:s/>1422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87">
            <text:p>87</text:p>
          </table:table-cell>
          <table:table-cell table:style-name="ce2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1" office:value-type="string">
            <text:p>あなたの名前はなんですか？ / 日本には、いつ来たのですか？</text:p>
          </table:table-cell>
          <table:table-cell table:style-name="ce22"/>
          <table:table-cell table:style-name="ce23" office:value-type="string">
            <text:p>name</text:p>
          </table:table-cell>
          <table:table-cell table:style-name="ce23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5">
            <text:p>1024 <text:s/>1422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88">
            <text:p>88</text:p>
          </table:table-cell>
          <table:table-cell table:style-name="ce2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1" office:value-type="string">
            <text:p>日本には、いつ来たのですか？</text:p>
          </table:table-cell>
          <table:table-cell table:style-name="ce22"/>
          <table:table-cell table:style-name="ce23" office:value-type="string">
            <text:p>when</text:p>
          </table:table-cell>
          <table:table-cell table:style-name="ce23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5">
            <text:p>1024 <text:s/>1422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89">
            <text:p>89</text:p>
          </table:table-cell>
          <table:table-cell table:style-name="ce2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1" office:value-type="string">
            <text:p>日本に来て、どのくらい経ちますか？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5">
            <text:p>1024 <text:s/>1422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1" office:value-type="string">
            <text:p>how do you come here? do you use railway?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5">
            <text:p>1024 <text:s/>1422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91">
            <text:p>91</text:p>
          </table:table-cell>
          <table:table-cell table:style-name="ce2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1" office:value-type="string">
            <text:p>see you again. / have a nice day. / take care. / thank you for your help today.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5">
            <text:p>1024 <text:s/>1422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92">
            <text:p>92</text:p>
          </table:table-cell>
          <table:table-cell table:style-name="ce2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21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6">
            <text:p>1024 <text:s/>1422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93">
            <text:p>93</text:p>
          </table:table-cell>
          <table:table-cell table:style-name="ce2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1" office:value-type="string">
            <text:p>ネジを回すための道具。持っていますか？/ ネジ。回す。道具。持っている。</text:p>
          </table:table-cell>
          <table:table-cell table:style-name="ce22"/>
          <table:table-cell table:style-name="ce24" office:value-type="string">
            <text:p>have ; 도구</text:p>
          </table:table-cell>
          <table:table-cell table:style-name="ce23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6">
            <text:p>1024 <text:s/>1422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94">
            <text:p>94</text:p>
          </table:table-cell>
          <table:table-cell table:style-name="ce2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1" office:value-type="string">
            <text:p>I like peanuts</text:p>
          </table:table-cell>
          <table:table-cell table:style-name="ce22"/>
          <table:table-cell table:style-name="ce24" office:value-type="string">
            <text:p>like</text:p>
          </table:table-cell>
          <table:table-cell table:style-name="ce23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6">
            <text:p>1024 <text:s/>1422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95">
            <text:p>95</text:p>
          </table:table-cell>
          <table:table-cell table:style-name="ce2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1" office:value-type="string">
            <text:p>I like coconut milk.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6">
            <text:p>1024 <text:s/>1422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96">
            <text:p>96</text:p>
          </table:table-cell>
          <table:table-cell table:style-name="ce2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1" office:value-type="string">
            <text:p>I like the sound of flute.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6">
            <text:p>1024 <text:s/>1422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97">
            <text:p>97</text:p>
          </table:table-cell>
          <table:table-cell table:style-name="ce2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1" office:value-type="string">
            <text:p>I do not like creaking sound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7">
            <text:p>1024 <text:s/>1422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98">
            <text:p>98</text:p>
          </table:table-cell>
          <table:table-cell table:style-name="ce2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21" office:value-type="string">
            <text:p>上の階へ行きます。下の階から来ました。階段はありますか？まっすぐ行って、左側にあります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7">
            <text:p>1024 <text:s/>1422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99">
            <text:p>99</text:p>
          </table:table-cell>
          <table:table-cell table:style-name="ce2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21" office:value-type="string">
            <text:p>今日は、雨が降ります。傘を持っていますか？カッパを持っていますか？私のカッパは、破れていまｓ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7">
            <text:p>1024 <text:s/>1422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100">
            <text:p>100</text:p>
          </table:table-cell>
          <table:table-cell table:style-name="ce2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1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7">
            <text:p>1024 <text:s/>1422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101">
            <text:p>101</text:p>
          </table:table-cell>
          <table:table-cell table:style-name="ce2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1" office:value-type="string">
            <text:p>病院に行きます。救急車を呼びます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7">
            <text:p>1024 <text:s/>1422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102">
            <text:p>102</text:p>
          </table:table-cell>
          <table:table-cell table:style-name="ce2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1" office:value-type="string">
            <text:p>it takes another 2 hours. / I am sorry.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7">
            <text:p>1024 <text:s/>1422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103">
            <text:p>103</text:p>
          </table:table-cell>
          <table:table-cell table:style-name="ce2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1" office:value-type="string">
            <text:p>頭を動かす。 / 顔を出す。 / 眼が見えない。 / 鼻が痛い。 / 口から泡が出る。/ 熱中症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8">
            <text:p>1024 <text:s/>1422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104">
            <text:p>104</text:p>
          </table:table-cell>
          <table:table-cell table:style-name="ce2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1" office:value-type="string">
            <text:p>お金を持っていますか？いくら持っていますか？財布を落としました。財布を拾いましたか？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8">
            <text:p>1024 <text:s/>1422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105">
            <text:p>105</text:p>
          </table:table-cell>
          <table:table-cell table:style-name="ce2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1" office:value-type="string">
            <text:p>休みの日。何をしますか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8">
            <text:p>1024 <text:s/>1422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106">
            <text:p>106</text:p>
          </table:table-cell>
          <table:table-cell table:style-name="ce2" office:value-type="float" office:value="59">
            <text:p>59</text:p>
          </table:table-cell>
          <table:table-cell table:style-name="ce6"/>
          <table:table-cell table:style-name="ce9"/>
          <table:table-cell table:style-name="ce21" office:value-type="string">
            <text:p>it is not good. it is bad. please don't do it. please stop it.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8">
            <text:p>1024 <text:s/>1422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107">
            <text:p>107</text:p>
          </table:table-cell>
          <table:table-cell table:style-name="ce2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21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8">
            <text:p>1024 <text:s/>1422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108">
            <text:p>108</text:p>
          </table:table-cell>
          <table:table-cell table:style-name="ce2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21" office:value-type="string">
            <text:p>食中毒です。今朝、何を食べましたか？何を飲みましたか？ / レタスを食べました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8">
            <text:p>1024 <text:s/>1422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109">
            <text:p>109</text:p>
          </table:table-cell>
          <table:table-cell table:style-name="ce2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21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9">
            <text:p>1024 <text:s/>1422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110">
            <text:p>110</text:p>
          </table:table-cell>
          <table:table-cell table:style-name="ce2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21" office:value-type="string">
            <text:p>ここで、壁を叩いてください。この作業をすると、疲れます。ご苦労様で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9">
            <text:p>1024 <text:s/>1422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111">
            <text:p>111</text:p>
          </table:table-cell>
          <table:table-cell table:style-name="ce2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21" office:value-type="string">
            <text:p>朝は、何時から始まりますか？午後は、何時から始めますか？夕方は、何時に終わりますか？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9">
            <text:p>1024 <text:s/>1422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112">
            <text:p>112</text:p>
          </table:table-cell>
          <table:table-cell table:style-name="ce2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21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29">
            <text:p>1024 <text:s/>1422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113">
            <text:p>113</text:p>
          </table:table-cell>
          <table:table-cell table:style-name="ce2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21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22"/>
          <table:table-cell table:style-name="ce23" office:value-type="string">
            <text:p>schedule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3">
            <text:p>1024 <text:s/>1422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114">
            <text:p>114</text:p>
          </table:table-cell>
          <table:table-cell table:style-name="ce2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21" office:value-type="string">
            <text:p>rest / I rest / you rest / tired / I am tired / you are tired / he is tired</text:p>
          </table:table-cell>
          <table:table-cell table:style-name="ce22"/>
          <table:table-cell table:style-name="ce23"/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3">
            <text:p>1024 <text:s/>1422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115">
            <text:p>115</text:p>
          </table:table-cell>
          <table:table-cell table:style-name="ce2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21" office:value-type="string">
            <text:p>hello. / thank you / good bye / good morning</text:p>
          </table:table-cell>
          <table:table-cell table:style-name="ce22"/>
          <table:table-cell table:style-name="ce23"/>
          <table:table-cell table:style-name="ce23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3">
            <text:p>1024 <text:s/>1422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116">
            <text:p>116</text:p>
          </table:table-cell>
          <table:table-cell table:style-name="ce2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21" office:value-type="string">
            <text:p>help / I need / your help / I need your help</text:p>
            <text:p>injury / pain / you have pain / you got injured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3">
            <text:p>1024 <text:s/>1422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117">
            <text:p>117</text:p>
          </table:table-cell>
          <table:table-cell table:style-name="ce2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21" office:value-type="string">
            <text:p>water / I drink / you drink / thirsty / I eat / we eat</text:p>
          </table:table-cell>
          <table:table-cell table:style-name="ce22"/>
          <table:table-cell table:style-name="ce23"/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3">
            <text:p>1024 <text:s/>1422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118">
            <text:p>118</text:p>
          </table:table-cell>
          <table:table-cell table:style-name="ce2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21" office:value-type="string">
            <text:p>blood / blood on your face / blood on your arm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3">
            <text:p>1024 <text:s/>1422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119">
            <text:p>119</text:p>
          </table:table-cell>
          <table:table-cell table:style-name="ce2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21" office:value-type="string">
            <text:p>he cut his leg / he cut his fingers / he cut his head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3">
            <text:p>1024 <text:s/>1422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120">
            <text:p>120</text:p>
          </table:table-cell>
          <table:table-cell table:style-name="ce2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21" office:value-type="string">
            <text:p>blood / face / your face / arm / your arm</text:p>
          </table:table-cell>
          <table:table-cell table:style-name="ce22"/>
          <table:table-cell table:style-name="ce23"/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3">
            <text:p>1024 <text:s/>1422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121">
            <text:p>121</text:p>
          </table:table-cell>
          <table:table-cell table:style-name="ce2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21" office:value-type="string">
            <text:p>a box / to carry / to carry a box / he carries a box / he was carrying a box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3">
            <text:p>1024 <text:s/>1422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122">
            <text:p>122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3">
            <text:p>1024 <text:s/>1422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123">
            <text:p>123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3">
            <text:p>1024 <text:s/>1422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124">
            <text:p>124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3">
            <text:p>1024 <text:s/>1422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125">
            <text:p>125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3">
            <text:p>1024 <text:s/>1422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126">
            <text:p>126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3">
            <text:p>1024 <text:s/>1422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127">
            <text:p>127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3">
            <text:p>1024 <text:s/>1422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128">
            <text:p>128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3">
            <text:p>1024 <text:s/>1422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129">
            <text:p>129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3">
            <text:p>1024 <text:s/>1422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130">
            <text:p>130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4T14:22:19.3">
            <text:p>1024 <text:s/>1422</text:p>
          </table:table-cell>
          <table:table-cell table:number-columns-repeated="1011"/>
        </table:table-row>
        <table:table-row table:style-name="ro6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10-24T14:22:19.3">
            <text:p>1024 <text:s/>1422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10-24T14:22:19.3">
            <text:p>2021/10/24 14:22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4T14:22:19.3">
            <text:p>1024 <text:s/>1422</text:p>
          </table:table-cell>
          <table:table-cell table:style-name="ce7" table:formula="of:=NOW()" office:value-type="date" office:date-value="2021-10-24T14:22:19.3">
            <text:p>1024 <text:s/>1422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10-24T14:22:19.3">
            <text:p>1024 <text:s/>142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6">
          <table:table-cell table:number-columns-repeated="11"/>
          <table:table-cell table:style-name="ce7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2T09:20:49.49">
            <text:p>1012</text:p>
          </table:table-cell>
          <table:table-cell table:style-name="ce9" office:value-type="string">
            <text:p>kh-1-</text:p>
          </table:table-cell>
          <table:table-cell table:style-name="ce25" office:value-type="string">
            <text:p>អាហារ / ឃ្លាន / ញ៉ាំ / ផឹក / ទឹក</text:p>
          </table:table-cell>
          <table:table-cell table:style-name="ce13" office:value-type="string">
            <text:p>aa3-haee3 / k6-len3 / niam3 / pa_k3 / ta_k3</text:p>
          </table:table-cell>
          <table:table-cell table:style-name="ce13" office:value-type="string">
            <text:p>food / hungry / eat / drink / water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2" office:value-type="string" table:number-columns-spanned="3" table:number-rows-spanned="1">
            <text:p>두 마리. (1) 평평 자리. (2) 미케도 평평 자리에서 `뒹굴` 을 자꾸 했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2" office:value-type="string" table:number-columns-spanned="3" table:number-rows-spanned="1">
            <text:p>to był poniedziałek, jedenasty października, pierwszy dzień tygodnia, trzeci tydzień, dziesiąty miesiąc, w roku dwóch tysięcy dwudziestego pierwszego w kalendarzu gregoriańsim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2" office:value-type="string" table:number-columns-spanned="3" table:number-rows-spanned="1">
            <text:p>shino : (1) `dai-kan` na czwartym i trzecim. (2) przejście od dźwięku `o-tu`-u do `kan`-u. &lt;2&gt; nacisk kładziony na głośność `o-tu`-u, próbując wyrównać głośność `o-tu`u i `kan`-u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2" office:value-type="string" table:number-columns-spanned="3" table:number-rows-spanned="1">
            <text:p>白天数学。(2) 也开始物理学。拉格朗日方程。（3）拉格朗日函数：动能T和潜能V的差异。把该函数用速度偏导，可得到动能T的速度偏导数，这片数，相当于该物体的动量。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2" office:value-type="string" table:number-columns-spanned="3" table:number-rows-spanned="1">
            <text:p>Гесанг-Вандуй, начальник[chief подразделения[division тибетских воорженных сил, сдается[surrender НОАК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2" office:value-type="string">
            <text:p>كان يوم الاثنين، الحادي من تشرين، أول أيام الأسبوع، الأسبوع الثالث، الشهر العاشر.</text:p>
          </table:table-cell>
          <table:table-cell table:style-name="ce13"/>
          <table:table-cell table:style-name="ce13" office:value-type="string">
            <text:p>it was monday, the eleventh of october, the first day of the week, the third week, the tenth month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2" office:value-type="string">
            <text:p>دوشنبه بود، يازدهم ماه اکتبر، اولين روز هفته، هفته سوم، ماه دهم.</text:p>
          </table:table-cell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4T11:01:48.26">
            <text:p>1014</text:p>
          </table:table-cell>
          <table:table-cell table:style-name="ce9" office:value-type="string">
            <text:p>z-1</text:p>
          </table:table-cell>
          <table:table-cell table:style-name="ce26" office:value-type="string">
            <text:p><text:span text:style-name="T2">w : </text:span><text:span text:style-name="T2"><text:a xlink:href="https://youtu.be/K8mbMJ4S-RU?t=1219">https://youtu.be/K8mbMJ4S-RU?t=1219</text:a></text:span></text:p>
            <text:p><text:span text:style-name="T2">y : </text:span><text:span text:style-name="T2"><text:a xlink:href="https://youtu.be/K8mbMJ4S-RU?t=1244">https://youtu.be/K8mbMJ4S-RU?t=1244</text:a></text:span></text:p>
            <text:p><text:span text:style-name="T2">z : </text:span><text:span text:style-name="T2"><text:a xlink:href="https://youtu.be/K8mbMJ4S-RU?t=1272">https://youtu.be/K8mbMJ4S-RU?t=1272</text:a></text:span></text:p>
            <text:p><text:span text:style-name="T2">nz : </text:span><text:span text:style-name="T2"><text:a xlink:href="https://youtu.be/K8mbMJ4S-RU?t=1299">https://youtu.be/K8mbMJ4S-RU?t=1299</text:a></text:span></text:p>
          </table:table-cell>
          <table:table-cell table:style-name="ce13" office:value-type="string" table:number-columns-spanned="2" table:number-rows-spanned="1">
            <text:p>n : <text:a xlink:href="https://www.youtube.com/watch?v=q5WgK499V0o">https://www.youtube.com/watch?v=q5WgK499V0o</text:a>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2" office:value-type="string" table:number-columns-spanned="3" table:number-rows-spanned="1">
            <text:p>두 마리. (1) 비가 내렸다. &lt;2&gt; 그다지 강히지 않아. (2) `평평 자리` 앞에 달리던 때 두 마리 모두 옹벽 위에 있었다. (3) 항상 자리에 도착한 때는 크로만 옹벽 위에. &lt;2&gt; 미케는 울타리 안으로 들어가고 울리고 있다. &lt;3&gt; 이윽고 나왔다. (4) 우산 속에서 페이스트, 고체. &lt;2&gt; 고체 도중 크로가 지상에 내려와 싶은 모습. &lt;2&gt; 미케도 내려왔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/>
          <table:table-cell table:style-name="ce2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2" office:value-type="string" table:number-columns-spanned="3" table:number-rows-spanned="1">
            <text:p>(5) 지상에서 마사지를 하고 있으면, 무려, 돈이 왔다. &lt;2&gt; 도로 쪽으로 계단 방향으로 걷고 간다. &lt;3&gt; `돈!` 라고 호소 했다. 돈은 좀 떨어진 장소에 앉는다. &lt;4&gt; 더욱 내가 가까워지면 빨리 달리기 시작했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2" office:value-type="string" table:number-columns-spanned="3" table:number-rows-spanned="1">
            <text:p>to była środa, trzynasty października, trzeci tydzień, dziesiąty miesiąc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13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2" office:value-type="string" table:number-columns-spanned="3" table:number-rows-spanned="1">
            <text:p>shino : (1) `dai-kan`. dźwięki nie wychodzili jaśne. (2) `kan` na wyższych dziurach, swoiście, piątej i szóstej, nie jaśnie. (3) półnuty. wczoraj, próbowałem ćwierćnuty. na zakresie `o-tu`-u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14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2" office:value-type="string" table:number-columns-spanned="3" table:number-rows-spanned="1">
            <text:p><text:s/>&lt;2&gt; różnice[difference między nimi, tzn., między ćwierćnutami, dotarły[arrived do moich uszu bardziej wyraziście[distinctive niż na wpół[half świadomie[conscious się spodziewałem[expect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/>
          <table:table-cell table:style-name="ce2" table:formula="of:=[.B15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2" office:value-type="string" table:number-columns-spanned="3" table:number-rows-spanned="1">
            <text:p>昨天。星期三。又一次，白天数学。（1）开始关于"情报量"的阅读。某个事件的发生概率。该概率越来小，那就“情报量”越来大。使用发生概率和对数，来算出这个“情报量”。（2）所以，如果说，概率是10百分率，就是说，0.1。(2.1) 那就，情报量是，-log(1/0.1)，那算来，1.0。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16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2" office:value-type="string" table:number-columns-spanned="3" table:number-rows-spanned="1">
            <text:p>южнокорейский политик Ким Дэчжон. Он получил Нобелевскую премию мира в году 2000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17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2" office:value-type="string">
            <text:p>كان يوم الاربعاء، الثالث عشر من تشرين، الأسبوع الثالث، الشهر العاشر.</text:p>
          </table:table-cell>
          <table:table-cell table:style-name="ce13"/>
          <table:table-cell table:style-name="ce13" office:value-type="string">
            <text:p>it was wednesday, the thirteenth of october, the third week, the tenth month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18]+1" office:value-type="float" office:value="10">
            <text:p>10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2" office:value-type="string">
            <text:p>چهارشنبه بود، سيزدهم ماه اکتبر، هفته سوم، ماه دهم.</text:p>
          </table:table-cell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 office:value-type="string">
            <text:p>v-1</text:p>
          </table:table-cell>
          <table:table-cell table:style-name="ce12" office:value-type="string">
            <text:p>-</text:p>
          </table:table-cell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/>
          <table:table-cell table:style-name="ce2" table:formula="of:=[.B2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2" office:value-type="string" table:number-columns-spanned="3" table:number-rows-spanned="1">
            <text:p>두 마리 (1) 돈은 오지 않아. (2) 미케도 다시 `평평 자리` 까지 왔다. &lt;2&gt; `뒹굴` 을 한다. (3) 마사지 후 옹벽으로 돌아갈 때, 지금은 미케는 완전히 내가 올리는 걸 기다린다. &lt;2&gt; 내가 크로를 먼저 올리는 동안, 내 옆에서 앉아 있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2" office:value-type="string" table:number-columns-spanned="3" table:number-rows-spanned="1">
            <text:p>było niedziele, siedemnasty października, trzeci tydzień, dziesiąty miesiąc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2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2" office:value-type="string" table:number-columns-spanned="3" table:number-rows-spanned="1">
            <text:p>shino : (1) najpierw, skomponowanie. zakres dla niego, to dwa, `o-tu` i `kan`. (2) ćwiczenie dla `dai-kan`-u. &lt;2&gt; Porónając[comparing z dźwięku `kan`-u, przesuwasz[move twoją dolną wargę bardzie w kierunku środka, poziomo. &lt;3&gt; więc, kształt obu ust będzie bardziej okrągły[round i mniejszy. &lt;4&gt; kierunek powietrza jest, jak czuję, lekko bardziej, w górę, w porównaniu[comparison z dźwięku `kan`-u, relatywnie biorąc[speaking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2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2" office:value-type="string" table:number-columns-spanned="3" table:number-rows-spanned="1">
            <text:p>昨天。星期天。白天数学。物理学，没做。全部数学。（2）阿波罗尼奥斯之圆。线段AB。把这条线段分割，比率是m:n。有这样比率的点，它写所的轨迹[gui3ji1，这个轨迹终于成为一张圆。（3）这圆被称`阿波罗尼奥斯之圆`。（4）我昨天做的事，研究，这条AB的向B侧的扩展线，是不是相当于这张阿波罗圆的直径。（5）结论是，肯定。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0T11:11:22.210001">
            <text:p>1020</text:p>
          </table:table-cell>
          <table:table-cell table:style-name="ce9" office:value-type="string">
            <text:p>k-1</text:p>
          </table:table-cell>
          <table:table-cell table:style-name="ce12" office:value-type="string" table:number-columns-spanned="3" table:number-rows-spanned="1">
            <text:p>두 마리. (1) 크로는 계단 옆에까지. (2) 곧 이어, 미케도 달려왔다. (3) 마사지는 할 만큼 했는데, `했다` 라고 말할 만큼 많이 했던 것이 아니었다.</text:p>
          </table:table-cell>
          <table:covered-table-cell table:number-columns-repeated="2" table:style-name="ce13"/>
          <table:table-cell table:style-name="ce14" office:value-type="string">
            <text:p>https://www.kpedia.jp/w/13622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2" office:value-type="string" table:number-columns-spanned="3" table:number-rows-spanned="1">
            <text:p>to był wtorek, dziewięćnasty października, czwarty tydzień, dziesiąty miesiąc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2" office:value-type="string" table:number-columns-spanned="3" table:number-rows-spanned="1">
            <text:p>shino : (1) ćwiczenie podstawowe. (2) kompozycja, używająca dźwięków `dai-kan` -u, te na dziurach czwartej i piątej, czyli, pod względem wysokości tonu, 5 i 7f, czyli, pod względem nazwy nuty, B i D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/>
          <table:table-cell table:style-name="ce2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2" office:value-type="string" table:number-columns-spanned="3" table:number-rows-spanned="1">
            <text:p>昨天，星期二。（1）数学。关于因数的，自己设定的问题。（2）n|a-b,n|a+b。在这些两条条件下，n|ax，这一丝命题是不是真的？（3）答案是，如果x是一颗偶数的话，真也。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2" office:value-type="string" table:number-columns-spanned="3" table:number-rows-spanned="1">
            <text:p>утвержда'ют[assert, что n|(a-b),n|(a+b). (2) тогда, n де'лит 2а. (3) из условия 1, следует что, nm1=a+b,nm2=a-b. (4) если вычитание (m2-m1) равно' 2, тогда, b|n и b=n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12:55.35">
            <text:p>1021</text:p>
          </table:table-cell>
          <table:table-cell table:style-name="ce9" office:value-type="string">
            <text:p>k-1</text:p>
          </table:table-cell>
          <table:table-cell table:style-name="ce12" office:value-type="string" table:number-columns-spanned="3" table:number-rows-spanned="1">
            <text:p>두 마리 (1) 크로는 계단 앞에, 득, 계단의 어귀의 북쪽까지 나와있었다. (2) 미케도 두 삼 번 울렀지만, 곧 달려왔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30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2" office:value-type="string" table:number-columns-spanned="3" table:number-rows-spanned="1">
            <text:p>기온은 그저께만큼 추웠다. &lt;2&gt; 전기 히터는 이제 내고 있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3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2" office:value-type="string" table:number-columns-spanned="3" table:number-rows-spanned="1">
            <text:p>to była środa, dwudziesty października, czwarty tydzień, dziesiąty miesiąc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3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2" office:value-type="string" table:number-columns-spanned="3" table:number-rows-spanned="1">
            <text:p>shino : (1) kompozycja. znowu używałem dźwięków `dai-kan`-u. Piękna. (2) nagrałem moją grę na telefonie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/>
          <table:table-cell table:style-name="ce2" table:formula="of:=[.B3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2" office:value-type="string" table:number-columns-spanned="3" table:number-rows-spanned="1">
            <text:p>星期三。（1）数学。关于`因数`。做了一些演习。（2）其中一件是，n|(2n+3)。（3）n的范围有限。3的因数的全部。符号也是全部，正和负。所以，一共是，4个数。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34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2" office:value-type="string" table:number-columns-spanned="3" table:number-rows-spanned="1">
            <text:p>высоково'льтные ка'бели электропереда'чи[electric-transmission. (2) кабели генери'руют высокочасто'тные электромагни'тные во'лны. (3) поглоща'ть[absorb эту высо'кую часто'ту[frequency и превраща'ть[turn ее в электри'чество.</text:p>
          </table:table-cell>
          <table:covered-table-cell table:number-columns-repeated="2" table:style-name="ce13"/>
          <table:table-cell table:style-name="ce14" office:value-type="string">
            <text:p>http://benfranklin.chips.jp/cake_apps/Cake_IFM11/images/view/49679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3T12:46:29.74">
            <text:p>1023</text:p>
          </table:table-cell>
          <table:table-cell table:style-name="ce9" office:value-type="string">
            <text:p>v-1</text:p>
          </table:table-cell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3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2" office:value-type="string" table:number-columns-spanned="3" table:number-rows-spanned="1">
            <text:p>두 마리. (1) 비가 내리고 있었다. (2) 두 마리 모두 울타리 밖에는 나오지 않다. &lt;2&gt; 여름철에는 크로는 비에도 불구하고 나온 것이었다. (3) 울타리를 통해 페이스트, 그리고 고체를 주었다. (4) 먼저 미케에게 준 때, 크로도 미케 근처으로 가려고했다. &lt;2&gt; 그 때, 내가 `크로, 크로` 라고 울고하면, 이 쪽으로 보고, 내가 다른 한 개 봉지를 여는 것을 기다리고있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3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2" office:value-type="string" table:number-columns-spanned="3" table:number-rows-spanned="1">
            <text:p>to był piątek, dwudziesty drigi października, czwarty tydzień, dziesiąty miesiąc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3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2" office:value-type="string" table:number-columns-spanned="3" table:number-rows-spanned="1">
            <text:p>shino : nie zagrałem. &lt;2&gt; kiedy wróciłem do domu, była szósta pięćdziesiąt minut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39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2" office:value-type="string" table:number-columns-spanned="3" table:number-rows-spanned="1">
            <text:p>昨天。白天工作。没做数学。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40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2" office:value-type="string" table:number-columns-spanned="3" table:number-rows-spanned="1">
            <text:p>теоло'гия, кото'рая соотве'&lt;v`e&gt;тствует[fit моему су'ществу (2) дава'йте[let`s создадим[create тако'е богословиею</text:p>
          </table:table-cell>
          <table:covered-table-cell table:number-columns-repeated="2" table:style-name="ce13"/>
          <table:table-cell table:style-name="ce14" office:value-type="string">
            <text:p>http://benfranklin.chips.jp/cake_apps/Cake_IFM11/images/view/49551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/>
          <table:table-cell table:style-name="ce2" table:formula="of:=[.B4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2" office:value-type="string">
            <text:p>نسبت تغيير جمعيت</text:p>
            <text:p>در بخش تاکاتسو افزايش طبيعی</text:p>
          </table:table-cell>
          <table:table-cell table:style-name="ce13" office:value-type="string" table:number-columns-spanned="2" table:number-rows-spanned="1">
            <text:p>nusbat[ratio / taGiir[change / dhumuAyit[population / baaxash[section / akzooyesh[increase / tabiyIi[natural</text:p>
          </table:table-cell>
          <table:covered-table-cell table:style-name="ce13"/>
          <table:table-cell table:style-name="ce14" office:value-type="string">
            <text:p>C:\WORKS_2\shortcuts_docs\log-session_JVE_41_economics_12_watching.log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4T13:29:34.47">
            <text:p>1024</text:p>
          </table:table-cell>
          <table:table-cell table:style-name="ce9" office:value-type="string">
            <text:p>k-1</text:p>
          </table:table-cell>
          <table:table-cell table:style-name="ce12" office:value-type="string" table:number-columns-spanned="3" table:number-rows-spanned="1">
            <text:p>두 마리. (1) 내가 도착한 때 모두 아직 내려와 않고 있었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43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2" office:value-type="string" table:number-columns-spanned="3" table:number-rows-spanned="1">
            <text:p>(2) 마시지는 옹벽 앞에서 했지만, 그 후 크로가 평평자리 쪽으로 가고 싶은 모습을 했어서, 나도 걷기 시작했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4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2" office:value-type="string" table:number-columns-spanned="3" table:number-rows-spanned="1">
            <text:p>to była sobota, dwudziesty czwarty października, czwarty tydzień, dziesiąty miesiąc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/>
          <table:table-cell table:style-name="ce2" table:formula="of:=[.B4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2" office:value-type="string" table:number-columns-spanned="3" table:number-rows-spanned="1">
            <text:p>shino : (1) zacząłem wydmuchać. &lt;2&gt; ale, dziąsło boli jeszcze, i ząb boli, też. &lt;3&gt; przez trzy lub cztery minuty wydmuchałem. &lt;4&gt; ale poyrm, przestałem wydmuchać. (2) Przestałem sesję, całkowicie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/>
          <table:table-cell table:style-name="ce2" table:formula="of:=[.B46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2" office:value-type="string" table:number-columns-spanned="3" table:number-rows-spanned="1">
            <text:p>（1）牙齿痛。也有发烧。测量体温。37.1。（2）打电话给我家附近的医生，告诉他我有发烧，在考虑接受检查。（3）她，接受我电话的医院工作人，说，来。（4）去了医院，接受检查。结果是，阴性。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47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2" office:value-type="string" table:number-columns-spanned="3" table:number-rows-spanned="1">
            <text:p>дневни'к : (1) Я получи'л статические данные с&lt;s&gt; веб&lt;v`ep&gt;-сайта правительства го'&lt;go&gt;рода Кавасаки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4T14:22:16.97">
            <text:p>1024 <text:s/>1422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4T14:22:16.97">
            <text:p>1024 <text:s/>1422</text:p>
          </table:table-cell>
          <table:table-cell table:style-name="ce7" table:formula="of:=NOW()" office:value-type="date" office:date-value="2021-10-24T14:22:19.48">
            <text:p>1024 <text:s/>1422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4T14:22:19.48">
            <text:p>1024 <text:s/>1422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4">2021/10/24</text:date>, <text:time>14:22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0-24T14:22:18.30</dc:date>
    <dc:creator>iwabuchi ken</dc:creator>
    <meta:editing-duration>P8DT6H54M51S</meta:editing-duration>
    <meta:editing-cycles>1214</meta:editing-cycles>
    <meta:generator>OpenOffice/4.1.3$Win32 OpenOffice.org_project/413m1$Build-9783</meta:generator>
    <meta:document-statistic meta:table-count="6" meta:cell-count="1370" meta:object-count="0"/>
  </office:meta>
</office:document-meta>
</file>